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antarell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000000" fo:letter-spacing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1df0c5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bold" officeooo:paragraph-rsid="001aa14e"/>
    </style:style>
    <style:style style:name="P8" style:family="paragraph" style:parent-style-name="Standard">
      <style:paragraph-properties fo:margin-top="0cm" fo:margin-bottom="0.499cm" loext:contextual-spacing="false"/>
      <style:text-properties fo:color="#000000"/>
    </style:style>
    <style:style style:name="P9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12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13" style:family="paragraph" style:parent-style-name="Standard">
      <style:text-properties fo:font-variant="normal" fo:text-transform="none" fo:color="#000000" style:font-name="Cantarell" fo:font-size="10.5pt" fo:letter-spacing="normal" fo:font-style="normal" fo:font-weight="bold" officeooo:rsid="0020ef8b" officeooo:paragraph-rsid="0020ef8b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80fe" officeooo:paragraph-rsid="002280f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1df0c5" style:font-weight-asian="bold" style:font-weight-complex="bold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80fe" officeooo:paragraph-rsid="002280fe" style:font-weight-asian="normal" style:font-weight-complex="normal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80fe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rsid="0022144a" officeooo:paragraph-rsid="0022144a"/>
    </style:style>
    <style:style style:name="P22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23" style:family="paragraph" style:parent-style-name="Text_20_body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 style:font-weight-asian="bold" style:font-weight-complex="bold"/>
    </style:style>
    <style:style style:name="P24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25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80fe"/>
    </style:style>
    <style:style style:name="P26" style:family="paragraph" style:parent-style-name="Text_20_body">
      <style:paragraph-properties fo:margin-left="2.501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9989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0ef8b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0ef8b" style:font-weight-asian="bold" style:font-weight-complex="bold"/>
    </style:style>
    <style:style style:name="P29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 style:font-weight-asian="bold" style:font-weight-complex="bold"/>
    </style:style>
    <style:style style:name="P30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9989" style:font-weight-asian="bold" style:font-weight-complex="bold"/>
    </style:style>
    <style:style style:name="P31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0ef8b"/>
    </style:style>
    <style:style style:name="P32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80fe" style:font-weight-asian="bold" style:font-weight-complex="bold"/>
    </style:style>
    <style:style style:name="P33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bold" officeooo:paragraph-rsid="0022144a"/>
    </style:style>
    <style:style style:name="P34" style:family="paragraph" style:parent-style-name="Heading_20_2">
      <style:paragraph-properties fo:margin-left="0cm" fo:margin-right="0cm" fo:margin-top="0cm" fo:margin-bottom="0.046cm" loext:contextual-spacing="false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2280fe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2144a"/>
    </style:style>
    <style:style style:name="T4" style:family="text">
      <style:text-properties style:font-name="Cantarell" fo:font-size="10.5pt" fo:font-style="normal" fo:font-weight="normal"/>
    </style:style>
    <style:style style:name="T5" style:family="text">
      <style:text-properties fo:font-variant="normal" fo:text-transform="none" fo:color="#000000" style:font-name="Cantarell" fo:font-size="10.5pt" fo:letter-spacing="normal" fo:font-style="normal" fo:font-weight="normal"/>
    </style:style>
    <style:style style:name="T6" style:family="text">
      <style:text-properties officeooo:rsid="001df0c5"/>
    </style:style>
    <style:style style:name="T7" style:family="text">
      <style:text-properties officeooo:rsid="001ed52e"/>
    </style:style>
    <style:style style:name="T8" style:family="text">
      <style:text-properties officeooo:rsid="0020ef8b"/>
    </style:style>
    <style:style style:name="T9" style:family="text">
      <style:text-properties officeooo:rsid="0022144a"/>
    </style:style>
    <style:style style:name="T10" style:family="text">
      <style:text-properties style:font-weight-asian="bold" style:font-weight-complex="bold"/>
    </style:style>
    <style:style style:name="T11" style:family="text">
      <style:text-properties officeooo:rsid="001ed52e" style:font-weight-asian="bold" style:font-weight-complex="bold"/>
    </style:style>
    <style:style style:name="T12" style:family="text">
      <style:text-properties officeooo:rsid="0022144a" style:font-weight-asian="bold" style:font-weight-complex="bold"/>
    </style:style>
    <style:style style:name="T13" style:family="text">
      <style:text-properties officeooo:rsid="00229989" style:font-weight-asian="bold" style:font-weight-complex="bold"/>
    </style:style>
    <style:style style:name="T14" style:family="text">
      <style:text-properties officeooo:rsid="002280fe"/>
    </style:style>
    <style:style style:name="T15" style:family="text">
      <style:text-properties officeooo:rsid="00229989"/>
    </style:style>
    <style:style style:name="T16" style:family="text">
      <style:text-properties fo:font-weight="normal" officeooo:rsid="001ed52e" style:font-weight-asian="normal" style:font-weight-complex="normal"/>
    </style:style>
    <style:style style:name="T17" style:family="text">
      <style:text-properties officeooo:rsid="0022a3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P<text:span text:style-name="T6">4</text:span> - Python <text:span text:style-name="T6">Clase</text:span></text:p>
      <text:p text:style-name="P3"/>
      <text:p text:style-name="P5">Por favor dar un concepto de los siguientes términos</text:p>
      <text:p text:style-name="P3"/>
      <text:p text:style-name="P3"/>
      <text:p text:style-name="P6">Tu definición de Objetos clase-<text:span text:style-name="T8">Objeto en Programación Orientada a Objetos</text:span></text:p>
      <text:p text:style-name="P6"/>
      <text:p text:style-name="P5">Define la sentencia <text:span text:style-name="T6">class</text:span></text:p>
      <text:p text:style-name="P5"/>
      <text:p text:style-name="P13">¿Que es un atributo?</text:p>
      <text:p text:style-name="P13">¿Que es un método y que lo diferencia de una función ?</text:p>
      <text:p text:style-name="P13"/>
      <text:p text:style-name="P4"><text:span text:style-name="T1">Tu definición de:</text:span> </text:p>
      <text:p text:style-name="P4"><text:tab/>Herencia,</text:p>
      <text:h text:style-name="P27" text:outline-level="2"><text:tab/><text:span text:style-name="T8">H</text:span>erencia múltiple, </text:h>
      <text:h text:style-name="P30" text:outline-level="2"><text:tab/><text:span text:style-name="T9">Da un ejemplo con herencia múltiple</text:span></text:h>
      <text:h text:style-name="P28" text:outline-level="2"><text:span text:style-name="T7">constructor, __init__</text:span></text:h>
      <text:p text:style-name="P21"><text:tab/><text:span text:style-name="T2">Con el siguiente resumen</text:span></text:p>
      <text:p text:style-name="P24">Para crear objetos - instanciar llamamos a una clase.</text:p>
      <text:p text:style-name="P24">Un constructor es un método especial que Python llama para instanciar un objeto usando las definiciones encontradas en tu clase.</text:p>
      <text:p text:style-name="P24">Python usa este constructor para crear tareas como la inicialización (asignar valores a variables), que se necesiten para iniciar.</text:p>
      <text:p text:style-name="P24">Los constructores también pueden verificar que hay suficientes recursos para que el objecto desempeñe cualquier otra tarea para iniciar.</text:p>
      <text:p text:style-name="P24">El método __init__ es el encargado de construir - inicializar una serie de atributos y ejecutar el código que le definamos al momento de que se cree un objeto de la clase, al ser llamado “__init__” con dos guiones bajos al inicio y final de la palabra init posee la sintaxis adecuada para que Python lo tome como un método "autoinicio" y <text:s/>debe ejecutarse al momento de hacer una instancia de la clase</text:p>
      <text:p text:style-name="P24">El constructor acepta argumentos, como mínimo un Self, que es el nombre del objeto cuando es necesario crear o construirlo.</text:p>
      <text:h text:style-name="P31" text:outline-level="2"><text:span text:style-name="T10"><text:tab/></text:span><text:span text:style-name="T12">Da un ejemplo y define un constructor con tus palabras</text:span></text:h>
      <text:h text:style-name="P29" text:outline-level="2"><text:span text:style-name="T7">Encapsulamiento,</text:span></text:h>
      <text:p text:style-name="P21"><text:tab/><text:span text:style-name="T2">Con el siguiente resumen</text:span></text:p>
      <text:p text:style-name="P25"><text:tab/>La encapsulación se refiere a impedir el acceso a determinados métodos y atributos de los objetos estableciendo así qué puede utilizarse desde fuera de la clase. </text:p>
      <text:p text:style-name="P25">Es una forma de darle uso exclusivo a los comportamientos o atributos que posee una clase, es decir, protege esos atributos y comportamientos para que no sean usados de manera externa.</text:p>
      <text:p text:style-name="P26"><text:soft-page-break/><text:tab/>En Python suele hacer es que el acceso a una variable o función sea privada, <text:span text:style-name="T15">oculta</text:span> o pública si viene determinado por su nombre si es o no precedido con dos guiones bajos "<text:span text:style-name="T15">atributo</text:span> <text:span text:style-name="T15">y</text:span> <text:span text:style-name="T17">método</text:span>(): / _<text:span text:style-name="T15">atributo</text:span> <text:span text:style-name="T15">y</text:span> _<text:span text:style-name="T17">método</text:span>(): /__<text:span text:style-name="T15">atributo</text:span> <text:span text:style-name="T15">y</text:span> __<text:span text:style-name="T17">método</text:span>():"</text:p>
      <text:p text:style-name="P26"/>
      <text:p text:style-name="P22"/>
      <text:p text:style-name="P26"/>
      <text:h text:style-name="P33" text:outline-level="2"><text:span text:style-name="T11"><text:tab/>¿que es ya para que sirve </text:span><text:span text:style-name="T13">en tus palabras</text:span><text:span text:style-name="T11">? </text:span><text:span text:style-name="T12">¿</text:span><text:span text:style-name="T11">Que diferencia hay entre _ ocultos, __privados?</text:span></text:h>
      <text:h text:style-name="P33" text:outline-level="2"><text:span text:style-name="T11"><text:s/>Da un ejemplo </text:span><text:span text:style-name="T12">de un atributo oculto y un método privado</text:span></text:h>
      <text:p text:style-name="P23"/>
      <text:h text:style-name="P32" text:outline-level="2"><text:span text:style-name="T7">Polimorfismos: </text:span></text:h>
      <text:h text:style-name="P32" text:outline-level="2"><text:span text:style-name="T7"><text:tab/></text:span><text:span text:style-name="T16">Vimos que con distintas clases obtenemos distintos objetos y que en cada clases podemos tener métodos de igual nombre.</text:span></text:h>
      <text:h text:style-name="P34" text:outline-level="2"><text:span text:style-name="T7"><text:tab/>Luego uno puede acceder con el mismo nombre de método a funciones completamente distintas ya que cada objeto relaciona esta función con un método de su propia clase</text:span></text:h>
      <text:p text:style-name="P19">Por lo que si tenemos clases para aves, peces , mamíferos y pitone<text:span text:style-name="T17">s</text:span>, su manera – método de movilizarse o trasladarse es diferente y propia de cada uno. </text:p>
      <text:p text:style-name="P19"/>
      <text:p text:style-name="P20"><text:span text:style-name="T14">Pasa esta idea a lineas de programa</text:span></text:p>
      <text:p text:style-name="P3"/>
      <text:p text:style-name="P3">saludos</text:p>
      <text:p text:style-name="P8"/>
      <text:p text:style-name="P9">-- </text:p>
      <text:p text:style-name="P11"><text:s/><text:span text:style-name="T4">Atte.</text:span></text:p>
      <text:p text:style-name="P12">García T, Ariel H</text:p>
      <text:p text:style-name="P12">Socio Gerente - Presidente </text:p>
      <text:p text:style-name="P12">Mithril S.R.L.&amp;</text:p>
      <text:p text:style-name="P12">Trading New Technologies SA <text:s/></text:p>
      <text:p text:style-name="P12">Laprida 3460 - V.Martelli - Prov. de Bs.As.</text:p>
      <text:p text:style-name="P12">+54+11 4137 -6776 (rot + fax)</text:p>
      <text:p text:style-name="P12">"Hay 10 tipos de personas, las que piensan en binario y las que no"</text:p>
      <text:p text:style-name="P10"/>
      <text:p text:style-name="P10"><text:span text:style-name="T5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5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0-31T14:38:01.574544060</dc:date>
    <meta:editing-duration>PT27M49S</meta:editing-duration>
    <meta:editing-cycles>5</meta:editing-cycles>
    <meta:generator>LibreOffice/6.2.7.1$Linux_X86_64 LibreOffice_project/20$Build-1</meta:generator>
    <meta:document-statistic meta:table-count="0" meta:image-count="0" meta:object-count="0" meta:page-count="2" meta:paragraph-count="42" meta:word-count="601" meta:character-count="3624" meta:non-whitespace-character-count="3041"/>
  </office:meta>
</office:document-meta>
</file>